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color="#ff0000" draw:textarea-horizontal-align="justify" draw:textarea-vertical-align="middle" draw:auto-grow-height="false"/>
    </style:style>
    <style:style style:name="gr2" style:family="graphic" style:parent-style-name="standard">
      <style:graphic-properties draw:fill-color="#000080" draw:textarea-horizontal-align="justify" draw:textarea-vertical-align="middle" draw:auto-grow-height="false"/>
    </style:style>
    <style:style style:name="gr3" style:family="graphic" style:parent-style-name="standard">
      <style:graphic-properties draw:fill="solid" draw:fill-color="#00cc66" draw:fill-gradient-name="Gradient_20_1" draw:textarea-vertical-align="middle" draw:auto-grow-height="false" fo:min-height="0.749cm" fo:min-width="0.499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c0c0c0" draw:fill-color="#000080" draw:opacity="80%" draw:textarea-horizontal-align="justify" draw:textarea-vertical-align="middle" draw:auto-grow-height="false" draw:shadow-opacity="80%"/>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ffffff" fo:font-weight="bold" style:font-weight-asian="bold" style:font-weight-complex="bold"/>
    </style:style>
    <style:style style:name="P4" style:family="paragraph">
      <style:paragraph-properties fo:margin-left="0cm" fo:margin-right="0cm" fo:text-align="center" fo:text-indent="0cm"/>
      <style:text-properties fo:color="#ffffff" fo:font-weight="normal" style:font-weight-asian="normal" style:font-weight-complex="normal"/>
    </style:style>
    <style:style style:name="P5" style:family="paragraph">
      <style:paragraph-properties fo:margin-left="0cm" fo:margin-right="0cm" fo:text-indent="0cm"/>
    </style:style>
    <style:style style:name="P6" style:family="paragraph">
      <style:text-properties fo:font-weight="bold" style:font-weight-asian="bold" style:font-weight-complex="bold"/>
    </style:style>
    <style:style style:name="T1" style:family="text">
      <style:text-properties fo:color="#ffffff" fo:font-weight="bold" style:font-weight-asian="bold" style:font-weight-complex="bold"/>
    </style:style>
    <style:style style:name="T2" style:family="text">
      <style:text-properties fo:color="#ffffff" fo:font-weight="normal" style:font-weight-asian="normal" style:font-weight-complex="normal"/>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9cm" svg:height="4.5cm" svg:x="12cm" svg:y="1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 draw:text-style-name="P3" xml:id="id2" draw:id="id2" draw:layer="layout" svg:width="5.5cm" svg:height="3cm" svg:x="4.9cm" svg:y="4.3cm">
          <text:p text:style-name="P2"><text:span text:style-name="T1">Coletor</text:span></text:p>
          <draw:enhanced-geometry svg:viewBox="0 0 21600 21600" draw:type="rectangle" draw:enhanced-path="M 0 0 L 21600 0 21600 21600 0 21600 0 0 Z N"/>
        </draw:custom-shape>
        <draw:custom-shape draw:style-name="gr3" draw:text-style-name="P2" xml:id="id1" draw:id="id1" draw:layer="layout" svg:width="5cm" svg:height="2.5cm" svg:x="1.3cm" svg:y="1.3cm">
          <text:p text:style-name="P2">Fonte</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1" draw:layer="layout" svg:x1="3.8cm" svg:y1="3.8cm" svg:x2="4.9cm" svg:y2="5.8cm" draw:start-shape="id1" draw:start-glue-point="2" draw:end-shape="id2" draw:end-glue-point="3" svg:d="m3800 3800v2000h1100">
          <text:p/>
        </draw:connector>
        <draw:custom-shape draw:style-name="gr2" draw:text-style-name="P3" xml:id="id3" draw:id="id3" draw:layer="layout" svg:width="6.2cm" svg:height="3cm" svg:x="9.1cm" svg:y="8.4cm">
          <text:p text:style-name="P2"><text:span text:style-name="T1">Pré-processamento</text:span></text:p>
          <text:p text:style-name="P2"><text:span text:style-name="T1">dos documentos</text:span></text:p>
          <draw:enhanced-geometry svg:viewBox="0 0 21600 21600" draw:type="rectangle" draw:enhanced-path="M 0 0 L 21600 0 21600 21600 0 21600 0 0 Z N"/>
        </draw:custom-shape>
        <draw:connector draw:style-name="gr4" draw:text-style-name="P1" draw:layer="layout" svg:x1="7.65cm" svg:y1="7.3cm" svg:x2="9.1cm" svg:y2="9.9cm" draw:start-shape="id2" draw:end-shape="id3" draw:end-glue-point="3" svg:d="m7650 7300v2600h1450">
          <text:p/>
        </draw:connector>
        <draw:custom-shape draw:style-name="gr5" draw:text-style-name="P4" xml:id="id4" draw:id="id4" draw:layer="layout" svg:width="5.5cm" svg:height="3cm" svg:x="13.8cm" svg:y="12.8cm">
          <text:p text:style-name="P2"><text:span text:style-name="T2">Agrupa</text:span></text:p>
          <text:p text:style-name="P2"><text:span text:style-name="T2">documentos</text:span></text:p>
          <draw:enhanced-geometry svg:viewBox="0 0 21600 21600" draw:type="rectangle" draw:enhanced-path="M 0 0 L 21600 0 21600 21600 0 21600 0 0 Z N"/>
        </draw:custom-shape>
        <draw:connector draw:style-name="gr4" draw:text-style-name="P1" draw:layer="layout" svg:x1="12.2cm" svg:y1="11.4cm" svg:x2="13.8cm" svg:y2="14.3cm" draw:start-shape="id3" draw:start-glue-point="2" draw:end-shape="id4" draw:end-glue-point="3" svg:d="m12200 11400v2900h1600">
          <text:p/>
        </draw:connector>
        <draw:custom-shape draw:style-name="gr6" draw:text-style-name="P1" draw:layer="layout" svg:width="1.5cm" svg:height="1.5cm" svg:x="22.8cm" svg:y="1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 draw:layer="layout" svg:width="1.5cm" svg:height="1.5cm" svg:x="26cm" svg:y="1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 draw:layer="layout" svg:width="1.5cm" svg:height="1.5cm" svg:x="24.2cm" svg:y="1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 xml:id="id5" draw:id="id5" draw:layer="layout" svg:width="1.5cm" svg:height="1.5cm" svg:x="21.6cm" svg:y="17.1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7" draw:text-style-name="P6" draw:layer="layout" svg:width="6.077cm" svg:height="1.673cm" svg:x="21.5cm" svg:y="13.6cm">
          <draw:text-box>
            <text:p text:style-name="P5"><text:span text:style-name="T3">Agrupamentos de </text:span></text:p>
            <text:p text:style-name="P5"><text:span text:style-name="T3">documentos</text:span></text:p>
          </draw:text-box>
        </draw:frame>
        <draw:connector draw:style-name="gr4" draw:text-style-name="P1" draw:layer="layout" svg:x1="16.55cm" svg:y1="15.8cm" svg:x2="21.6cm" svg:y2="17.849cm" draw:start-shape="id4" draw:start-glue-point="2" draw:end-shape="id5" draw:end-glue-point="6" svg:d="m16550 15800v2049h505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BrOffice/3.3$Unix LibreOffice_project/330m19$Build-6</meta:generator>
    <meta:initial-creator>FabrÃ­cio Barth</meta:initial-creator>
    <meta:creation-date>2008-08-29T12:53:31</meta:creation-date>
    <dc:date>2012-08-29T20:35:01</dc:date>
    <meta:editing-cycles>7</meta:editing-cycles>
    <meta:editing-duration>P2DT19H28M27S</meta:editing-duration>
    <meta:document-statistic meta:object-count="14"/>
    <meta:user-defined meta:name="Informações 1"/>
    <meta:user-defined meta:name="Informações 2"/>
    <meta:user-defined meta:name="Informações 3"/>
    <meta:user-defined meta:name="Informações 4"/>
  </office:meta>
</office:document-meta>
</file>